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1" table:default-cell-style-name="ce4"/>
        <table:table-column table:style-name="co12" table:number-columns-repeated="1016" table:default-cell-style-name="ce4"/>
        <table:table-column table:style-name="co9" table:default-cell-style-name="ce4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4">
          <table:table-cell table:style-name="ce3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José Ignacio Lucia Moriano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5">
          <table:table-cell table:style-name="Default" table:number-columns-repeated="102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0" table:default-cell-style-name="ce1"/>
        <table:table-column table:style-name="co9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3:29:41.35338627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meta:creation-date>2017-03-02T13:10:56Z</meta:creation-date>
    <dc:date>2017-03-02T13:30:20.824075710</dc:date>
    <meta:editing-cycles>6</meta:editing-cycles>
    <meta:editing-duration>PT1M18S</meta:editing-duration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